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4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9.336cm" svg:y="4.27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177cm" svg:y="7.19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364cm" svg:y="9.8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42cm" svg:y="9.8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449cm" svg:y="9.8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541cm" svg:y="7.19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971cm" svg:y1="5.675cm" svg:x2="7.812cm" svg:y2="7.326cm">
          <text:p/>
        </draw:line>
        <draw:line draw:style-name="gr2" draw:text-style-name="P1" draw:layer="layout" svg:x1="9.971cm" svg:y1="5.675cm" svg:x2="12.257cm" svg:y2="7.326cm">
          <text:p/>
        </draw:line>
        <draw:line draw:style-name="gr2" draw:text-style-name="P1" draw:layer="layout" svg:x1="7.939cm" svg:y1="8.596cm" svg:x2="5.907cm" svg:y2="9.866cm">
          <text:p/>
        </draw:line>
        <draw:line draw:style-name="gr2" draw:text-style-name="P1" draw:layer="layout" svg:x1="7.939cm" svg:y1="8.723cm" svg:x2="9.336cm" svg:y2="9.993cm">
          <text:p/>
        </draw:line>
        <draw:line draw:style-name="gr2" draw:text-style-name="P1" draw:layer="layout" svg:x1="12.257cm" svg:y1="8.596cm" svg:x2="11.114cm" svg:y2="9.993cm">
          <text:p/>
        </draw:line>
        <draw:frame draw:style-name="gr3" draw:text-style-name="P2" draw:layer="layout" svg:width="4.191cm" svg:height="1.673cm" svg:x="8.036cm" svg:y="1.555cm">
          <draw:text-box draw:corner-radius="4.167cm">
            <text:p text:style-name="P2">tree1</text:p>
          </draw:text-box>
        </draw:frame>
        <draw:custom-shape draw:style-name="gr1" draw:text-style-name="P1" draw:layer="layout" svg:width="1.397cm" svg:height="1.397cm" svg:x="9.925cm" svg:y="17.35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466cm" svg:y="19.8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553cm" svg:y="22.621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9.009cm" svg:y="22.62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738cm" svg:y="22.62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33cm" svg:y="19.7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191cm" svg:height="1.673cm" svg:x="8.625cm" svg:y="14.636cm">
          <draw:text-box draw:corner-radius="4.167cm">
            <text:p text:style-name="P2">Tree2</text:p>
          </draw:text-box>
        </draw:frame>
        <draw:custom-shape draw:style-name="gr1" draw:text-style-name="P1" draw:layer="layout" svg:width="1.397cm" svg:height="1.397cm" svg:x="4.167cm" svg:y="25.54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61cm" svg:y="25.446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439cm" svg:y="25.54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425cm" svg:y="25.546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2.958cm" svg:y="22.621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0.652cm" svg:y1="18.907cm" svg:x2="9.255cm" svg:y2="19.796cm">
          <text:p/>
        </draw:line>
        <draw:line draw:style-name="gr2" draw:text-style-name="P1" draw:layer="layout" svg:x1="10.652cm" svg:y1="18.78cm" svg:x2="12.303cm" svg:y2="19.923cm">
          <text:p/>
        </draw:line>
        <draw:line draw:style-name="gr2" draw:text-style-name="P1" draw:layer="layout" svg:x1="9.128cm" svg:y1="21.447cm" svg:x2="7.223cm" svg:y2="22.59cm">
          <text:p/>
        </draw:line>
        <draw:line draw:style-name="gr2" draw:text-style-name="P1" draw:layer="layout" svg:x1="9.128cm" svg:y1="21.32cm" svg:x2="9.763cm" svg:y2="22.717cm">
          <text:p/>
        </draw:line>
        <draw:line draw:style-name="gr2" draw:text-style-name="P1" draw:layer="layout" svg:x1="12.049cm" svg:y1="21.193cm" svg:x2="11.414cm" svg:y2="22.59cm">
          <text:p/>
        </draw:line>
        <draw:line draw:style-name="gr2" draw:text-style-name="P1" draw:layer="layout" svg:x1="12.049cm" svg:y1="21.32cm" svg:x2="13.7cm" svg:y2="22.717cm">
          <text:p/>
        </draw:line>
        <draw:line draw:style-name="gr2" draw:text-style-name="P1" draw:layer="layout" svg:x1="7.35cm" svg:y1="24.114cm" svg:x2="4.937cm" svg:y2="25.511cm">
          <text:p/>
        </draw:line>
        <draw:line draw:style-name="gr2" draw:text-style-name="P1" draw:layer="layout" svg:x1="7.35cm" svg:y1="24.114cm" svg:x2="7.35cm" svg:y2="25.765cm">
          <text:p/>
        </draw:line>
        <draw:line draw:style-name="gr2" draw:text-style-name="P1" draw:layer="layout" svg:x1="9.636cm" svg:y1="24.114cm" svg:x2="9.128cm" svg:y2="25.638cm">
          <text:p/>
        </draw:line>
        <draw:line draw:style-name="gr2" draw:text-style-name="P1" draw:layer="layout" svg:x1="9.763cm" svg:y1="24.114cm" svg:x2="11.287cm" svg:y2="25.6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ngjingji </meta:initial-creator>
    <meta:creation-date>2013-09-08T16:25:00</meta:creation-date>
    <dc:date>2013-09-08T16:49:47</dc:date>
    <dc:creator>wangjingji </dc:creator>
    <meta:editing-duration>PT10M53S</meta:editing-duration>
    <meta:editing-cycles>4</meta:editing-cycles>
    <meta:generator>LibreOffice/3.5$Linux_x86 LibreOffice_project/350m1$Build-2</meta:generator>
    <meta:document-statistic meta:object-count="34"/>
  </office:meta>
</office:document-meta>
</file>